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85cm" table:align="left"/>
    </style:style>
    <style:style style:name="Tabela1.A" style:family="table-column">
      <style:table-column-properties style:column-width="2.861cm"/>
    </style:style>
    <style:style style:name="Tabela1.B" style:family="table-column">
      <style:table-column-properties style:column-width="4.029cm"/>
    </style:style>
    <style:style style:name="Tabela1.C" style:family="table-column">
      <style:table-column-properties style:column-width="6.9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Horizontal_20_Line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3">
      <style:text-properties fo:font-weight="bold" style:font-weight-asian="bold" style:font-weight-complex="bold"/>
    </style:style>
    <style:style style:name="P7" style:family="paragraph" style:parent-style-name="Text_20_body" style:list-style-name="L4">
      <style:text-properties fo:font-weight="bold" style:font-weight-asian="bold" style:font-weight-complex="bold"/>
    </style:style>
    <style:style style:name="P8" style:family="paragraph" style:parent-style-name="Text_20_body" style:list-style-name="L5">
      <style:text-properties fo:font-weight="bold" style:font-weight-asian="bold" style:font-weight-complex="bold"/>
    </style:style>
    <style:style style:name="P9" style:family="paragraph" style:parent-style-name="Text_20_body" style:list-style-name="L6">
      <style:text-properties fo:font-weight="bold" style:font-weight-asian="bold" style:font-weight-complex="bold"/>
    </style:style>
    <style:style style:name="P10" style:family="paragraph" style:parent-style-name="Text_20_body" style:list-style-name="L7">
      <style:text-properties fo:font-weight="bold" style:font-weight-asian="bold" style:font-weight-complex="bold"/>
    </style:style>
    <style:style style:name="P11" style:family="paragraph" style:parent-style-name="Text_20_body" style:list-style-name="L8">
      <style:text-properties fo:font-weight="bold" style:font-weight-asian="bold" style:font-weight-complex="bold"/>
    </style:style>
    <style:style style:name="P12" style:family="paragraph" style:parent-style-name="Quotations" style:list-style-name="L8">
      <style:text-properties fo:font-weight="bold" style:font-weight-asian="bold" style:font-weight-complex="bold"/>
    </style:style>
    <style:style style:name="P13" style:family="paragraph" style:parent-style-name="Text_20_body" style:list-style-name="L9">
      <style:text-properties fo:font-weight="bold" style:font-weight-asian="bold" style:font-weight-complex="bold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Quotations" style:list-style-name="L10">
      <style:text-properties fo:font-weight="bold" style:font-weight-asian="bold" style:font-weight-complex="bold"/>
    </style:style>
    <style:style style:name="P16" style:family="paragraph" style:parent-style-name="Quotations">
      <style:text-properties fo:font-weight="bold" style:font-weight-asian="bold" style:font-weight-complex="bold"/>
    </style:style>
    <style:style style:name="P17" style:family="paragraph" style:parent-style-name="Text_20_body" style:list-style-name="L11">
      <style:text-properties fo:font-weight="bold" style:font-weight-asian="bold" style:font-weight-complex="bold"/>
    </style:style>
    <style:style style:name="P18" style:family="paragraph" style:parent-style-name="Text_20_body" style:list-style-name="L12">
      <style:text-properties fo:font-weight="bold" style:font-weight-asian="bold" style:font-weight-complex="bold"/>
    </style:style>
    <style:style style:name="P19" style:family="paragraph" style:parent-style-name="Text_20_body" style:list-style-name="L13">
      <style:text-properties fo:font-weight="bold" style:font-weight-asian="bold" style:font-weight-complex="bold"/>
    </style:style>
    <style:style style:name="P20" style:family="paragraph" style:parent-style-name="Text_20_body" style:list-style-name="L14">
      <style:text-properties fo:font-weight="bold" style:font-weight-asian="bold" style:font-weight-complex="bold"/>
    </style:style>
    <style:style style:name="P21" style:family="paragraph" style:parent-style-name="Quotations" style:list-style-name="L14">
      <style:text-properties fo:font-weight="bold" style:font-weight-asian="bold" style:font-weight-complex="bold"/>
    </style:style>
    <style:style style:name="P22" style:family="paragraph" style:parent-style-name="Text_20_body" style:list-style-name="L15">
      <style:text-properties fo:font-weight="bold" style:font-weight-asian="bold" style:font-weight-complex="bold"/>
    </style:style>
    <style:style style:name="P23" style:family="paragraph" style:parent-style-name="Text_20_body" style:list-style-name="L16">
      <style:text-properties fo:font-weight="bold" style:font-weight-asian="bold" style:font-weight-complex="bold"/>
    </style:style>
    <style:style style:name="P24" style:family="paragraph" style:parent-style-name="Text_20_body" style:list-style-name="L17">
      <style:text-properties fo:font-weight="bold" style:font-weight-asian="bold" style:font-weight-complex="bold"/>
    </style:style>
    <style:style style:name="P25" style:family="paragraph" style:parent-style-name="Text_20_body" style:list-style-name="L18">
      <style:text-properties fo:font-weight="bold" style:font-weight-asian="bold" style:font-weight-complex="bold"/>
    </style:style>
    <style:style style:name="P26" style:family="paragraph" style:parent-style-name="Text_20_body" style:list-style-name="L19">
      <style:text-properties fo:font-weight="bold" style:font-weight-asian="bold" style:font-weight-complex="bold"/>
    </style:style>
    <style:style style:name="P27" style:family="paragraph" style:parent-style-name="Text_20_body" style:list-style-name="L20">
      <style:text-properties fo:font-weight="bold" style:font-weight-asian="bold" style:font-weight-complex="bold"/>
    </style:style>
    <style:style style:name="P28" style:family="paragraph" style:parent-style-name="Text_20_body" style:list-style-name="L21">
      <style:text-properties fo:font-weight="bold" style:font-weight-asian="bold" style:font-weight-complex="bold"/>
    </style:style>
    <style:style style:name="P29" style:family="paragraph" style:parent-style-name="Text_20_body" style:list-style-name="L22">
      <style:text-properties fo:font-weight="bold" style:font-weight-asian="bold" style:font-weight-complex="bold"/>
    </style:style>
    <style:style style:name="P30" style:family="paragraph" style:parent-style-name="Text_20_body" style:list-style-name="L23">
      <style:text-properties fo:font-weight="bold" style:font-weight-asian="bold" style:font-weight-complex="bold"/>
    </style:style>
    <style:style style:name="P31" style:family="paragraph" style:parent-style-name="Text_20_body" style:list-style-name="L24">
      <style:text-properties fo:font-weight="bold" style:font-weight-asian="bold" style:font-weight-complex="bold"/>
    </style:style>
    <style:style style:name="P32" style:family="paragraph" style:parent-style-name="Text_20_body" style:list-style-name="L25">
      <style:text-properties fo:font-weight="bold" style:font-weight-asian="bold" style:font-weight-complex="bold"/>
    </style:style>
    <style:style style:name="P33" style:family="paragraph" style:parent-style-name="Text_20_body" style:list-style-name="L26">
      <style:text-properties fo:font-weight="bold" style:font-weight-asian="bold" style:font-weight-complex="bold"/>
    </style:style>
    <style:style style:name="P34" style:family="paragraph" style:parent-style-name="Text_20_body" style:list-style-name="L27">
      <style:text-properties fo:font-weight="bold" style:font-weight-asian="bold" style:font-weight-complex="bold"/>
    </style:style>
    <style:style style:name="P35" style:family="paragraph" style:parent-style-name="Text_20_body" style:list-style-name="L28">
      <style:text-properties fo:font-weight="bold" style:font-weight-asian="bold" style:font-weight-complex="bold"/>
    </style:style>
    <style:style style:name="P36" style:family="paragraph" style:parent-style-name="Text_20_body" style:list-style-name="L29">
      <style:text-properties fo:font-weight="bold" style:font-weight-asian="bold" style:font-weight-complex="bold"/>
    </style:style>
    <style:style style:name="P37" style:family="paragraph" style:parent-style-name="Text_20_body" style:list-style-name="L30">
      <style:text-properties fo:font-weight="bold" style:font-weight-asian="bold" style:font-weight-complex="bold"/>
    </style:style>
    <style:style style:name="P38" style:family="paragraph" style:parent-style-name="Text_20_body" style:list-style-name="L31">
      <style:text-properties fo:font-weight="bold" style:font-weight-asian="bold" style:font-weight-complex="bol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b9fd3"/>
    </style:style>
    <style:style style:name="T2" style:family="text">
      <style:text-properties officeooo:rsid="001a661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ecificação Funcional – <text:span text:style-name="Strong_20_Emphasis">Crédito Emergencial para Entregadores</text:span></text:h>
      <text:h text:style-name="Heading_20_2" text:outline-level="2">1. Objetivo do produto</text:h>
      <text:p text:style-name="P2">Criar um recurso chamado <text:span text:style-name="Strong_20_Emphasis">Crédito Emergencial</text:span>, permitindo que entregadores antecipem parte dos ganhos futuros na plataforma via PIX, para uso em emergências, seguindo regras claras de:</text:p>
      <text:list text:style-name="L1">
        <text:list-item>
          <text:p text:style-name="P3">Elegibilidade</text:p>
        </text:list-item>
        <text:list-item>
          <text:p text:style-name="P3">Limite máximo disponível</text:p>
        </text:list-item>
        <text:list-item>
          <text:p text:style-name="P3">Forma de cobrança automática nas próximas entregas</text:p>
        </text:list-item>
        <text:list-item>
          <text:p text:style-name="P3">Aumento ou redução de limite com base no comportamento</text:p>
        </text:list-item>
      </text:list>
      <text:p text:style-name="P2">O modelo deve ser tratado como <text:span text:style-name="Strong_20_Emphasis">adiantamento de recebíveis da própria plataforma</text:span>, e não como um empréstimo comum.</text:p>
      <text:p text:style-name="P4"/>
      <text:h text:style-name="Heading_20_2" text:outline-level="2">2. Conceitos principais</text:h>
      <text:list text:style-name="L2">
        <text:list-item>
          <text:p text:style-name="P5"><text:span text:style-name="Strong_20_Emphasis">Crédito Emergencial</text:span>: valor que o entregador pode sacar antecipado via PIX, que será automaticamente descontado de suas próximas entregas.</text:p>
        </text:list-item>
        <text:list-item>
          <text:p text:style-name="P5"><text:span text:style-name="Strong_20_Emphasis">Limite de Crédito Emergencial</text:span>: valor máximo que o entregador pode sacar no momento.</text:p>
        </text:list-item>
        <text:list-item>
          <text:p text:style-name="P5"><text:span text:style-name="Strong_20_Emphasis">Score de Crédito Interno</text:span>: pontuação de 0 a 100 que determina o limite que o entregador pode ter.</text:p>
        </text:list-item>
        <text:list-item>
          <text:p text:style-name="P5"><text:span text:style-name="Strong_20_Emphasis">Desconto Automático</text:span>: percentual descontado do saldo das próximas entregas até quitar o valor adiantado.</text:p>
        </text:list-item>
      </text:list>
      <text:p text:style-name="P4"/>
      <text:h text:style-name="Heading_20_2" text:outline-level="2">3. Critérios de elegibilidade</text:h>
      <text:p text:style-name="P2">Um entregador é elegível ao Crédito Emergencial se:</text:p>
      <text:list text:style-name="L3">
        <text:list-item>
          <text:p text:style-name="P6"><text:span text:style-name="Strong_20_Emphasis">Conta ativa</text:span> (não bloqueada / não suspensa).</text:p>
        </text:list-item>
        <text:list-item>
          <text:p text:style-name="P6">Tempo mínimo de conta: <text:span text:style-name="T1">9</text:span><text:span text:style-name="T2">0</text:span><text:span text:style-name="Strong_20_Emphasis"> dias</text:span> desde a primeira entrega concluída.</text:p>
        </text:list-item>
        <text:list-item>
          <text:p text:style-name="P6">Mínimo de <text:span text:style-name="T2">10</text:span><text:span text:style-name="Strong_20_Emphasis">0 entregas concluídas</text:span> na plataforma.</text:p>
        </text:list-item>
        <text:list-item>
          <text:p text:style-name="P6">Sem ocorrências graves ativas (fraude, chargeback de cliente, etc.).</text:p>
        </text:list-item>
        <text:list-item>
          <text:p text:style-name="P6">Não estar com <text:span text:style-name="Strong_20_Emphasis">inadimplência prolongada</text:span> no Crédito Emergencial (defina, por ex.: mais de 30 dias sem quitar o saldo).</text:p>
        </text:list-item>
      </text:list>
      <text:p text:style-name="P4"/>
      <text:h text:style-name="Heading_20_2" text:outline-level="2"><text:soft-page-break/>4. Modelo de Score de Crédito Interno (0 a 100)</text:h>
      <text:p text:style-name="P2">O score é composto por 3 blocos:</text:p>
      <text:list text:style-name="L4">
        <text:list-item>
          <text:p text:style-name="P7"><text:span text:style-name="Strong_20_Emphasis">Atividade e Faturamento</text:span> – até 40 pontos</text:p>
        </text:list-item>
        <text:list-item>
          <text:p text:style-name="P7"><text:span text:style-name="Strong_20_Emphasis">Comportamento Operacional</text:span> – até 30 pontos</text:p>
        </text:list-item>
        <text:list-item>
          <text:p text:style-name="P7"><text:span text:style-name="Strong_20_Emphasis">Histórico com o Crédito Emergencial</text:span> – até 30 pontos</text:p>
        </text:list-item>
      </text:list>
      <text:h text:style-name="Heading_20_3" text:outline-level="3">4.1. Atividade e Faturamento (0–40 pontos)</text:h>
      <text:p text:style-name="P2">Variáveis sugeridas:</text:p>
      <text:list text:style-name="L5">
        <text:list-item>
          <text:p text:style-name="P8"><text:span text:style-name="Strong_20_Emphasis">Número de entregas nos últimos 90 dias</text:span></text:p>
        </text:list-item>
        <text:list-item>
          <text:p text:style-name="P8"><text:span text:style-name="Strong_20_Emphasis">Faturamento líquido médio/mês nos últimos 3 meses</text:span></text:p>
        </text:list-item>
        <text:list-item>
          <text:p text:style-name="P8"><text:span text:style-name="Strong_20_Emphasis">Tempo total de conta (em meses)</text:span></text:p>
        </text:list-item>
      </text:list>
      <text:p text:style-name="P2">Exemplo de pontuação:</text:p>
      <text:list text:style-name="L6">
        <text:list-item>
          <text:p text:style-name="P9">Entregas nos últimos 90 dias:</text:p>
          <text:list>
            <text:list-item>
              <text:p text:style-name="P9">0–49 entregas → 0 pts</text:p>
            </text:list-item>
            <text:list-item>
              <text:p text:style-name="P9">50–99 entregas → 10 pts</text:p>
            </text:list-item>
            <text:list-item>
              <text:p text:style-name="P9">100–199 entregas → 20 pts</text:p>
            </text:list-item>
            <text:list-item>
              <text:p text:style-name="P9">200–299 entregas → 30 pts</text:p>
            </text:list-item>
            <text:list-item>
              <text:p text:style-name="P9">300+ entregas → 40 pts (ou limite máximo desse sub-bloco)</text:p>
            </text:list-item>
          </text:list>
        </text:list-item>
      </text:list>
      <text:p text:style-name="P2">(Se quiser, pode combinar com faturamento médio, mas para simplificar: use a quantidade de entregas como proxy de atividade.)</text:p>
      <text:h text:style-name="Heading_20_3" text:outline-level="3">4.2. Comportamento Operacional (0–30 pontos)</text:h>
      <text:p text:style-name="P2">Variáveis sugeridas:</text:p>
      <text:list text:style-name="L7">
        <text:list-item>
          <text:p text:style-name="P10"><text:span text:style-name="Strong_20_Emphasis">Taxa de cancelamento</text:span> (entregador cancela corridas)</text:p>
        </text:list-item>
        <text:list-item>
          <text:p text:style-name="P10"><text:span text:style-name="Strong_20_Emphasis">Atrasos frequentes</text:span> (entregas finalizadas bem acima do tempo estimado)</text:p>
        </text:list-item>
        <text:list-item>
          <text:p text:style-name="P10"><text:span text:style-name="Strong_20_Emphasis">Avaliação média das empresas</text:span> (nota de 1 a 5)</text:p>
        </text:list-item>
      </text:list>
      <text:p text:style-name="P2">Exemplo de pontuação:</text:p>
      <text:list text:style-name="L8">
        <text:list-item>
          <text:p text:style-name="P11">Taxa de cancelamento:</text:p>
          <text:list>
            <text:list-item>
              <text:p text:style-name="P12">20% → 0 pts</text:p>
            </text:list-item>
            <text:list-item>
              <text:p text:style-name="P11">10–20% → 5 pts</text:p>
            </text:list-item>
            <text:list-item>
              <text:p text:style-name="P11">5–10% → 10 pts</text:p>
            </text:list-item>
            <text:list-item>
              <text:p text:style-name="P11">&lt; 5% → 15 pts</text:p>
            </text:list-item>
          </text:list>
        </text:list-item>
        <text:list-item>
          <text:p text:style-name="P11">Avaliação média (últimos 90 dias):</text:p>
          <text:list>
            <text:list-item>
              <text:p text:style-name="P11"><text:soft-page-break/>&lt; 3.0 → 0 pts</text:p>
            </text:list-item>
            <text:list-item>
              <text:p text:style-name="P11">3.0–3.9 → 5 pts</text:p>
            </text:list-item>
            <text:list-item>
              <text:p text:style-name="P11">4.0–4.4 → 10 pts</text:p>
            </text:list-item>
            <text:list-item>
              <text:p text:style-name="P11">4.5–5.0 → 15 pts</text:p>
            </text:list-item>
          </text:list>
        </text:list-item>
      </text:list>
      <text:p text:style-name="P2"><text:span text:style-name="Strong_20_Emphasis">Comportamento Operacional = pontos de cancelamento + pontos de avaliação</text:span> (máx. 30).</text:p>
      <text:h text:style-name="Heading_20_3" text:outline-level="3">4.3. Histórico com o próprio Crédito Emergencial (0–30 pontos)</text:h>
      <text:p text:style-name="P2">Só se aplica para quem já usou o recurso. Para quem nunca usou, pode começar com um valor neutro (ex.: 15 pts).</text:p>
      <text:p text:style-name="P2">Variáveis:</text:p>
      <text:list text:style-name="L9">
        <text:list-item>
          <text:p text:style-name="P13">Número de vezes que já utilizou o crédito</text:p>
        </text:list-item>
        <text:list-item>
          <text:p text:style-name="P13">Tempo médio para quitar (em dias)</text:p>
        </text:list-item>
        <text:list-item>
          <text:p text:style-name="P13">Se já estourou prazo / ficou devendo por muito tempo</text:p>
        </text:list-item>
      </text:list>
      <text:p text:style-name="P2">Exemplo de pontuação:</text:p>
      <text:list text:style-name="L10">
        <text:list-item>
          <text:p text:style-name="P14">Tempo médio para quitar (nos últimos 6 meses):</text:p>
          <text:list>
            <text:list-item>
              <text:p text:style-name="P15">30 dias → 0 pts</text:p>
            </text:list-item>
            <text:list-item>
              <text:p text:style-name="P14">16–30 dias → 5 pts</text:p>
            </text:list-item>
            <text:list-item>
              <text:p text:style-name="P14">8–15 dias → 10 pts</text:p>
            </text:list-item>
            <text:list-item>
              <text:p text:style-name="P14">≤ 7 dias → 15 pts</text:p>
            </text:list-item>
          </text:list>
        </text:list-item>
        <text:list-item>
          <text:p text:style-name="P14">Ocorrências de atraso grave (mais de 30 dias devendo):</text:p>
          <text:list>
            <text:list-item>
              <text:p text:style-name="P14">Já teve atraso grave nos últimos 6 meses → 0 pts</text:p>
            </text:list-item>
            <text:list-item>
              <text:p text:style-name="P14">Nunca teve atraso grave → 15 pts</text:p>
            </text:list-item>
          </text:list>
        </text:list-item>
      </text:list>
      <text:p text:style-name="P2"><text:span text:style-name="Strong_20_Emphasis">Histórico de Crédito = pontos de tempo médio + pontos de atraso grave</text:span> (máx. 30).</text:p>
      <text:p text:style-name="P4"/>
      <text:h text:style-name="Heading_20_2" text:outline-level="2">5. Faixas de Score x Limite de Crédito</text:h>
      <text:p text:style-name="P2">Depois de calcular o score (0–100), o limite base é definido pela faixa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Faixa de Score</text:p>
            </table:table-cell>
            <table:table-cell table:style-name="Tabela1.A1" office:value-type="string">
              <text:p text:style-name="Table_20_Heading">Classificação</text:p>
            </table:table-cell>
            <table:table-cell table:style-name="Tabela1.A1" office:value-type="string">
              <text:p text:style-name="Table_20_Heading">Limite de Crédito Emergencial</text:p>
            </table:table-cell>
          </table:table-row>
        </table:table-header-rows>
        <table:table-row>
          <table:table-cell table:style-name="Tabela1.A1" office:value-type="string">
            <text:p text:style-name="Table_20_Contents">0 – 29</text:p>
          </table:table-cell>
          <table:table-cell table:style-name="Tabela1.A1" office:value-type="string">
            <text:p text:style-name="Table_20_Contents">Risco Muito Alto</text:p>
          </table:table-cell>
          <table:table-cell table:style-name="Tabela1.A1" office:value-type="string">
            <text:p text:style-name="Table_20_Contents">R$ 0 (não elegível)</text:p>
          </table:table-cell>
        </table:table-row>
        <table:table-row>
          <table:table-cell table:style-name="Tabela1.A1" office:value-type="string">
            <text:p text:style-name="Table_20_Contents">30 – 49</text:p>
          </table:table-cell>
          <table:table-cell table:style-name="Tabela1.A1" office:value-type="string">
            <text:p text:style-name="Table_20_Contents">Risco Alto</text:p>
          </table:table-cell>
          <table:table-cell table:style-name="Tabela1.A1" office:value-type="string">
            <text:p text:style-name="Table_20_Contents">R$ 50</text:p>
          </table:table-cell>
        </table:table-row>
        <table:table-row>
          <table:table-cell table:style-name="Tabela1.A1" office:value-type="string">
            <text:p text:style-name="Table_20_Contents">50 – 69</text:p>
          </table:table-cell>
          <table:table-cell table:style-name="Tabela1.A1" office:value-type="string">
            <text:p text:style-name="Table_20_Contents">Risco Moderado</text:p>
          </table:table-cell>
          <table:table-cell table:style-name="Tabela1.A1" office:value-type="string">
            <text:p text:style-name="Table_20_Contents">R$ 100</text:p>
          </table:table-cell>
        </table:table-row>
        <table:table-row>
          <table:table-cell table:style-name="Tabela1.A1" office:value-type="string">
            <text:p text:style-name="Table_20_Contents">70 – 84</text:p>
          </table:table-cell>
          <table:table-cell table:style-name="Tabela1.A1" office:value-type="string">
            <text:p text:style-name="Table_20_Contents">Bom</text:p>
          </table:table-cell>
          <table:table-cell table:style-name="Tabela1.A1" office:value-type="string">
            <text:p text:style-name="Table_20_Contents">R$ 150</text:p>
          </table:table-cell>
        </table:table-row>
        <table:table-row>
          <table:table-cell table:style-name="Tabela1.A1" office:value-type="string">
            <text:p text:style-name="Table_20_Contents">85 – 100</text:p>
          </table:table-cell>
          <table:table-cell table:style-name="Tabela1.A1" office:value-type="string">
            <text:p text:style-name="Table_20_Contents">Muito Bom / Premium</text:p>
          </table:table-cell>
          <table:table-cell table:style-name="Tabela1.A1" office:value-type="string">
            <text:p text:style-name="Table_20_Contents">R$ 200 (ou mais, se o modelo suportar)</text:p>
          </table:table-cell>
        </table:table-row>
      </table:table>
      <text:p text:style-name="P2"><text:span text:style-name="Strong_20_Emphasis">Regra adicional importante (cap por faturamento):</text:span></text:p>
      <text:p text:style-name="P16"><text:soft-page-break/>Limite máximo nunca pode ser maior que <text:span text:style-name="Strong_20_Emphasis">30% da média do faturamento líquido mensal do entregador nos últimos 3 meses</text:span>.</text:p>
      <text:p text:style-name="P2">Exemplo:<text:line-break/>Se o score permitir R$ 200, mas a média de ganhos é R$ 400/mês, o limite máximo é 30% de 400 = R$ 120.<text:line-break/>Nesse caso, o limite final seria ajustado para R$ 120.</text:p>
      <text:p text:style-name="P2">Então sempre considere:</text:p>
      <text:p text:style-name="P16"><text:span text:style-name="Strong_20_Emphasis">Limite final = MIN(limite pela faixa de score, 30% da média dos últimos 3 meses)</text:span></text:p>
      <text:p text:style-name="P4"/>
      <text:h text:style-name="Heading_20_2" text:outline-level="2">6. % de desconto automático nas próximas entregas</text:h>
      <text:p text:style-name="P2">O valor sacado no Crédito Emergencial será quitado via <text:span text:style-name="Strong_20_Emphasis">desconto automático</text:span> em cada entrega futura.</text:p>
      <text:p text:style-name="P2">Modelo sugerido:</text:p>
      <text:list text:style-name="L11">
        <text:list-item>
          <text:p text:style-name="P17"><text:span text:style-name="Strong_20_Emphasis">Desconto padrão:</text:span> 25% do valor líquido que o entregador receberia em cada entrega.</text:p>
        </text:list-item>
        <text:list-item>
          <text:p text:style-name="P17"><text:span text:style-name="Strong_20_Emphasis">Desconto mínimo:</text:span> 20%</text:p>
        </text:list-item>
        <text:list-item>
          <text:p text:style-name="P17"><text:span text:style-name="Strong_20_Emphasis">Desconto máximo:</text:span> 40% (para evitar que leve meses para quitar dívidas pequenas).</text:p>
        </text:list-item>
      </text:list>
      <text:h text:style-name="Heading_20_3" text:outline-level="3">6.1. Lógica simples de desconto</text:h>
      <text:list text:style-name="L12">
        <text:list-item>
          <text:p text:style-name="P18">Para dívidas até R$ 100 → 25% por entrega</text:p>
        </text:list-item>
        <text:list-item>
          <text:p text:style-name="P18">Para dívidas entre R$ 101 e R$ 200 → 30% por entrega</text:p>
        </text:list-item>
        <text:list-item>
          <text:p text:style-name="P18">Se o entregador estiver devendo há mais de 30 dias → subir para 35% até quitar</text:p>
        </text:list-item>
      </text:list>
      <text:p text:style-name="P2">Você pode manter isso fixo no começo (sempre 25%) para simplificar e só evoluir depois.</text:p>
      <text:p text:style-name="P4"/>
      <text:h text:style-name="Heading_20_2" text:outline-level="2">7. Fluxo de uso do Crédito Emergencial</text:h>
      <text:h text:style-name="Heading_20_3" text:outline-level="3">7.1. Tela da Carteira do Entregador</text:h>
      <text:p text:style-name="P2">Exibir:</text:p>
      <text:list text:style-name="L13">
        <text:list-item>
          <text:p text:style-name="P19"><text:span text:style-name="Strong_20_Emphasis">Saldo disponível</text:span>: R$ X</text:p>
        </text:list-item>
        <text:list-item>
          <text:p text:style-name="P19"><text:span text:style-name="Strong_20_Emphasis">Crédito Emergencial disponível</text:span>: R$ Y (limite final calculado)</text:p>
        </text:list-item>
        <text:list-item>
          <text:p text:style-name="P19">Botão: <text:span text:style-name="Strong_20_Emphasis">“Usar Crédito Emergencial”</text:span></text:p>
        </text:list-item>
      </text:list>
      <text:h text:style-name="Heading_20_3" text:outline-level="3">7.2. Fluxo de Solicitação</text:h>
      <text:list text:style-name="L14">
        <text:list-item>
          <text:p text:style-name="P20">Entregador clica em <text:span text:style-name="Strong_20_Emphasis">“Usar Crédito Emergencial”</text:span>.</text:p>
        </text:list-item>
        <text:list-item>
          <text:p text:style-name="P20">App mostra:</text:p>
          <text:list>
            <text:list-item>
              <text:p text:style-name="P20"><text:soft-page-break/>Limite disponível (ex.: “Você pode sacar até R$ 120,00”).</text:p>
            </text:list-item>
            <text:list-item>
              <text:p text:style-name="P20">Campo para o entregador escolher o valor (até o limite).</text:p>
            </text:list-item>
            <text:list-item>
              <text:p text:style-name="P20">Texto explicando:</text:p>
              <text:p text:style-name="P21">“Vamos descontar automaticamente <text:span text:style-name="Strong_20_Emphasis">25%</text:span> do valor líquido das suas próximas entregas até quitar o valor adiantado.”</text:p>
            </text:list-item>
          </text:list>
        </text:list-item>
        <text:list-item>
          <text:p text:style-name="P20">Entregador confirma:</text:p>
          <text:list>
            <text:list-item>
              <text:p text:style-name="P20">Validação de segurança (PIN/senha/biometria).</text:p>
            </text:list-item>
          </text:list>
        </text:list-item>
        <text:list-item>
          <text:p text:style-name="P20">App dispara:</text:p>
          <text:list>
            <text:list-item>
              <text:p text:style-name="P20">Criação de um <text:span text:style-name="Strong_20_Emphasis">registro de crédito</text:span> (dívida) no back-end.</text:p>
            </text:list-item>
            <text:list-item>
              <text:p text:style-name="P20">Geração de PIX para conta cadastrada ou transferência via parceiro financeiro.</text:p>
            </text:list-item>
          </text:list>
        </text:list-item>
      </text:list>
      <text:h text:style-name="Heading_20_3" text:outline-level="3">7.3. Após a liberação</text:h>
      <text:list text:style-name="L15">
        <text:list-item>
          <text:p text:style-name="P22">Atualizar o painel do entregador:</text:p>
          <text:list>
            <text:list-item>
              <text:p text:style-name="P22">Mostrar <text:span text:style-name="Strong_20_Emphasis">“Dívida de Crédito Emergencial atual: R$ X”</text:span>.</text:p>
            </text:list-item>
            <text:list-item>
              <text:p text:style-name="P22">Barra de progresso com % já quitada.</text:p>
            </text:list-item>
          </text:list>
        </text:list-item>
      </text:list>
      <text:p text:style-name="P4"/>
      <text:h text:style-name="Heading_20_2" text:outline-level="2">8. Regras de Cobrança (abatimento nas entregas)</text:h>
      <text:p text:style-name="P2">Para <text:span text:style-name="Strong_20_Emphasis">cada entrega concluída</text:span> enquanto houver dívida:</text:p>
      <text:list text:style-name="L16">
        <text:list-item>
          <text:p text:style-name="P23">Calcular o valor líquido que iria para o entregador (ex.: R$ 10).</text:p>
        </text:list-item>
        <text:list-item>
          <text:p text:style-name="P23">Aplicar o percentual de desconto (ex.: 25% → R$ 2,50).</text:p>
        </text:list-item>
        <text:list-item>
          <text:p text:style-name="P23">Abater esse valor da dívida:</text:p>
          <text:list>
            <text:list-item>
              <text:p text:style-name="P23"><text:span text:style-name="Strong_20_Emphasis">Nova dívida = dívida anterior – R$ 2,50</text:span>.</text:p>
            </text:list-item>
          </text:list>
        </text:list-item>
        <text:list-item>
          <text:p text:style-name="P23">O entregador recebe o restante (ex.: R$ 7,50).</text:p>
        </text:list-item>
      </text:list>
      <text:h text:style-name="Heading_20_3" text:outline-level="3">8.1. Travamento de novo crédito</text:h>
      <text:p text:style-name="P2">Enquanto existir uma dívida de Crédito Emergencial:</text:p>
      <text:list text:style-name="L17">
        <text:list-item>
          <text:p text:style-name="P24">O entregador <text:span text:style-name="Strong_20_Emphasis">não pode</text:span> solicitar novo crédito</text:p>
        </text:list-item>
      </text:list>
      <text:p text:style-name="P2">Exemplo de regra simples:</text:p>
      <text:list text:style-name="L18">
        <text:list-item>
          <text:p text:style-name="P25">Se dívida atual &gt; 0 → <text:span text:style-name="Strong_20_Emphasis">Crédito Emergencial indisponível</text:span>.</text:p>
        </text:list-item>
        <text:list-item>
          <text:p text:style-name="P25">Só libera nova solicitação quando a dívida chegar a R$ 0,00.</text:p>
        </text:list-item>
      </text:list>
      <text:p text:style-name="P4"/>
      <text:h text:style-name="Heading_20_2" text:outline-level="2"><text:soft-page-break/>9. Estados do Crédito Emergencial</text:h>
      <text:p text:style-name="P2">Para cada entregador, manter um <text:span text:style-name="Strong_20_Emphasis">estado</text:span> do recurso:</text:p>
      <text:list text:style-name="L19">
        <text:list-item>
          <text:p text:style-name="P26"><text:span text:style-name="Strong_20_Emphasis">INATIVO</text:span>: não elegível (score baixo, poucas entregas, bloqueios, etc.).</text:p>
        </text:list-item>
        <text:list-item>
          <text:p text:style-name="P26"><text:span text:style-name="Strong_20_Emphasis">ELEGÍVEL</text:span>: limite disponível, sem dívida ativa.</text:p>
        </text:list-item>
        <text:list-item>
          <text:p text:style-name="P26"><text:span text:style-name="Strong_20_Emphasis">EM USO</text:span>: tem dívida ativa, abatendo nas entregas.</text:p>
        </text:list-item>
        <text:list-item>
          <text:p text:style-name="P26"><text:span text:style-name="Strong_20_Emphasis">TRAVADO</text:span>: teve atraso grave ou comportamento de risco → não pode usar por X dias.</text:p>
        </text:list-item>
      </text:list>
      <text:p text:style-name="P2">Você pode definir, por exemplo:</text:p>
      <text:list text:style-name="L20">
        <text:list-item>
          <text:p text:style-name="P27">Se a dívida ficar <text:span text:style-name="Strong_20_Emphasis">acima de 0 por mais de 45 dias sem entregas suficientes para quitar</text:span>, mudar para estado <text:span text:style-name="Strong_20_Emphasis">TRAVADO</text:span>.</text:p>
        </text:list-item>
      </text:list>
      <text:p text:style-name="P4"/>
      <text:h text:style-name="Heading_20_2" text:outline-level="2">10. Política de ajuste de limite (upgrade/downgrade)</text:h>
      <text:p text:style-name="P2">Recalcular o <text:span text:style-name="Strong_20_Emphasis">score</text:span> e o <text:span text:style-name="Strong_20_Emphasis">limite</text:span> periodicamente:</text:p>
      <text:list text:style-name="L21">
        <text:list-item>
          <text:p text:style-name="P28">Periodicidade sugerida: <text:span text:style-name="Strong_20_Emphasis">1 vez por mês</text:span>.</text:p>
        </text:list-item>
      </text:list>
      <text:p text:style-name="P2">Regras básicas:</text:p>
      <text:list text:style-name="L22">
        <text:list-item>
          <text:p text:style-name="P29">Se o entregador:</text:p>
          <text:list>
            <text:list-item>
              <text:p text:style-name="P29">Aumentar quantidade de entregas,</text:p>
            </text:list-item>
            <text:list-item>
              <text:p text:style-name="P29">Mantiver boa avaliação,</text:p>
            </text:list-item>
            <text:list-item>
              <text:p text:style-name="P29">Quitar crédito emergencial rapidamente…</text:p>
            </text:list-item>
          </text:list>
          <text:p text:style-name="P29">→ score sobe, limite potencial aumenta.</text:p>
        </text:list-item>
        <text:list-item>
          <text:p text:style-name="P29">Se o entregador:</text:p>
          <text:list>
            <text:list-item>
              <text:p text:style-name="P29">Aumentar cancelamentos,</text:p>
            </text:list-item>
            <text:list-item>
              <text:p text:style-name="P29">Receber avaliações baixas,</text:p>
            </text:list-item>
            <text:list-item>
              <text:p text:style-name="P29">Atrasar o pagamento do crédito emergencial…</text:p>
            </text:list-item>
          </text:list>
          <text:p text:style-name="P29">→ score cai, limite potencial diminui ou recurso pode ser travado temporariamente.</text:p>
        </text:list-item>
      </text:list>
      <text:p text:style-name="P4"/>
      <text:h text:style-name="Heading_20_2" text:outline-level="2">11. Exemplo numérico completo</text:h>
      <text:list text:style-name="L23">
        <text:list-item>
          <text:p text:style-name="P30">Entregador João:</text:p>
          <text:list>
            <text:list-item>
              <text:p text:style-name="P30">Entregas nos últimos 90 dias: 160 entregas → 20 pts</text:p>
            </text:list-item>
            <text:list-item>
              <text:p text:style-name="P30">Taxa de cancelamento: 6% → 10 pts</text:p>
            </text:list-item>
            <text:list-item>
              <text:p text:style-name="P30">Avaliação média: 4,6 → 15 pts</text:p>
            </text:list-item>
            <text:list-item>
              <text:p text:style-name="P30">Nunca usou Crédito Emergencial → atribuir 15 pts “neutro”</text:p>
            </text:list-item>
          </text:list>
        </text:list-item>
      </text:list>
      <text:p text:style-name="P2"><text:soft-page-break/>Score:</text:p>
      <text:list text:style-name="L24">
        <text:list-item>
          <text:p text:style-name="P31">Atividade: 20 pts</text:p>
        </text:list-item>
        <text:list-item>
          <text:p text:style-name="P31">Comportamento operacional: 10 + 15 = 25 pts</text:p>
        </text:list-item>
        <text:list-item>
          <text:p text:style-name="P31">Histórico de crédito: 15 pts</text:p>
        </text:list-item>
      </text:list>
      <text:p text:style-name="P2"><text:span text:style-name="Strong_20_Emphasis">Score total = 20 + 25 + 15 = 60 pts</text:span></text:p>
      <text:p text:style-name="P2">Pela tabela de score:</text:p>
      <text:list text:style-name="L25">
        <text:list-item>
          <text:p text:style-name="P32">60 → faixa 50–69 → Limite base = <text:span text:style-name="Strong_20_Emphasis">R$ 100</text:span></text:p>
        </text:list-item>
      </text:list>
      <text:p text:style-name="P2">Média de faturamento dos últimos 3 meses: R$ 800/mês.<text:line-break/>30% de 800 = R$ 240.<text:line-break/>Limite final = <text:span text:style-name="Strong_20_Emphasis">MIN(100, 240) = R$ 100</text:span>.</text:p>
      <text:p text:style-name="P2">João decide sacar R$ 100 de Crédito Emergencial.</text:p>
      <text:list text:style-name="L26">
        <text:list-item>
          <text:p text:style-name="P33">Dívida inicial: R$ 100</text:p>
        </text:list-item>
        <text:list-item>
          <text:p text:style-name="P33">Percentual de desconto: 25%</text:p>
        </text:list-item>
      </text:list>
      <text:p text:style-name="P2">Ele faz uma entrega com valor líquido de R$ 12,00.</text:p>
      <text:list text:style-name="L27">
        <text:list-item>
          <text:p text:style-name="P34">Desconto: 25% de 12 = R$ 3,00</text:p>
        </text:list-item>
        <text:list-item>
          <text:p text:style-name="P34">Nova dívida: 100 – 3 = R$ 97</text:p>
        </text:list-item>
        <text:list-item>
          <text:p text:style-name="P34">João recebe R$ 9,00 na carteira.</text:p>
        </text:list-item>
      </text:list>
      <text:p text:style-name="P2">Isso se repete até a dívida chegar a R$ 0.</text:p>
      <text:p text:style-name="P4"/>
      <text:h text:style-name="Heading_20_2" text:outline-level="2">12. Pseudológica / Checklist para implementação</text:h>
      <text:p text:style-name="P2"><text:span text:style-name="Strong_20_Emphasis">Passo 1 – Cálculo de Score (job em background)</text:span></text:p>
      <text:list text:style-name="L28">
        <text:list-item>
          <text:p text:style-name="P35">Para cada entregador elegível:</text:p>
          <text:list>
            <text:list-item>
              <text:p text:style-name="P35">Buscar dados dos últimos 90 dias + últimos 3 meses (entregas, avaliações, cancelamentos).</text:p>
            </text:list-item>
            <text:list-item>
              <text:p text:style-name="P35">Calcular subscore de Atividade (0–40).</text:p>
            </text:list-item>
            <text:list-item>
              <text:p text:style-name="P35">Calcular subscore de Comportamento Operacional (0–30).</text:p>
            </text:list-item>
            <text:list-item>
              <text:p text:style-name="P35">Calcular subscore de Histórico de Crédito (0–30).</text:p>
            </text:list-item>
            <text:list-item>
              <text:p text:style-name="P35">Somar para obter Score final (0–100).</text:p>
            </text:list-item>
            <text:list-item>
              <text:p text:style-name="P35">Determinar limite base pela faixa de score.</text:p>
            </text:list-item>
            <text:list-item>
              <text:p text:style-name="P35">Calcular média de faturamento 3 meses e aplicar cap de 30%.</text:p>
            </text:list-item>
            <text:list-item>
              <text:p text:style-name="P35">Salvar o <text:span text:style-name="Strong_20_Emphasis">Limite de Crédito Emergencial final</text:span> no perfil do entregador.</text:p>
            </text:list-item>
          </text:list>
        </text:list-item>
      </text:list>
      <text:p text:style-name="P2"><text:span text:style-name="Strong_20_Emphasis">Passo 2 – Solicitação de Crédito</text:span></text:p>
      <text:list text:style-name="L29">
        <text:list-item>
          <text:p text:style-name="P36"><text:soft-page-break/>Verificar:</text:p>
          <text:list>
            <text:list-item>
              <text:p text:style-name="P36">Estado do crédito = ELEGÍVEL</text:p>
            </text:list-item>
            <text:list-item>
              <text:p text:style-name="P36">Dívida atual = 0</text:p>
            </text:list-item>
          </text:list>
        </text:list-item>
        <text:list-item>
          <text:p text:style-name="P36">Permitir escolher valor até o limite.</text:p>
        </text:list-item>
        <text:list-item>
          <text:p text:style-name="P36">Criar registro de dívida com:</text:p>
          <text:list>
            <text:list-item>
              <text:p text:style-name="P36">valor original</text:p>
            </text:list-item>
            <text:list-item>
              <text:p text:style-name="P36">valor atual</text:p>
            </text:list-item>
            <text:list-item>
              <text:p text:style-name="P36">data/hora de criação</text:p>
            </text:list-item>
            <text:list-item>
              <text:p text:style-name="P36">status = EM_USO</text:p>
            </text:list-item>
          </text:list>
        </text:list-item>
        <text:list-item>
          <text:p text:style-name="P36">Disparar PIX / transferência via parceiro financeiro.</text:p>
        </text:list-item>
      </text:list>
      <text:p text:style-name="P2"><text:span text:style-name="Strong_20_Emphasis">Passo 3 – Abatimento por entrega</text:span></text:p>
      <text:list text:style-name="L30">
        <text:list-item>
          <text:p text:style-name="P37">Ao finalizar uma entrega:</text:p>
          <text:list>
            <text:list-item>
              <text:p text:style-name="P37">Se a dívida atual &gt; 0:</text:p>
              <text:list>
                <text:list-item>
                  <text:p text:style-name="P37">Calcular desconto = % * valor líquido da entrega</text:p>
                </text:list-item>
                <text:list-item>
                  <text:p text:style-name="P37">Atualizar dívida = dívida – desconto (nunca deixar negativa, só zera).</text:p>
                </text:list-item>
                <text:list-item>
                  <text:p text:style-name="P37">Valor líquido pago ao entregador = valor líquido original – desconto.</text:p>
                </text:list-item>
              </text:list>
            </text:list-item>
            <text:list-item>
              <text:p text:style-name="P37">Se dívida chegar a 0:</text:p>
              <text:list>
                <text:list-item>
                  <text:p text:style-name="P37">Atualizar status do crédito para ELEGÍVEL novamente (próximo ciclo).</text:p>
                </text:list-item>
              </text:list>
            </text:list-item>
          </text:list>
        </text:list-item>
      </text:list>
      <text:p text:style-name="P2"><text:span text:style-name="Strong_20_Emphasis">Passo 4 – Reavaliação periódica</text:span></text:p>
      <text:list text:style-name="L31">
        <text:list-item>
          <text:p text:style-name="P38">Uma vez por semana/mês:</text:p>
          <text:list>
            <text:list-item>
              <text:p text:style-name="P38">Recalcular score.</text:p>
            </text:list-item>
            <text:list-item>
              <text:p text:style-name="P38">Atualizar limite (considerando comportamento recente).</text:p>
            </text:list-item>
            <text:list-item>
              <text:p text:style-name="P38">Se houve atraso prolongado, aplicar estado TRAVADO.</text:p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5:55:28.806350877</meta:creation-date>
    <dc:date>2026-01-25T10:18:22.486715986</dc:date>
    <meta:editing-duration>PT8M13S</meta:editing-duration>
    <meta:editing-cycles>4</meta:editing-cycles>
    <meta:generator>LibreOffice/25.8.4.2$Linux_X86_64 LibreOffice_project/580$Build-2</meta:generator>
    <meta:document-statistic meta:table-count="1" meta:image-count="0" meta:object-count="0" meta:page-count="8" meta:paragraph-count="221" meta:word-count="1704" meta:character-count="9401" meta:non-whitespace-character-count="8061"/>
  </office:meta>
</office:document-meta>
</file>